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1_150" table:style-name="ta1">
        <table:shapes>
          <draw:frame draw:z-index="0" draw:style-name="gr1" draw:text-style-name="P1" svg:width="31.195cm" svg:height="19.043cm" svg:x="7.754cm" svg:y="1.463cm">
            <draw:object draw:notify-on-update-of-ranges="1_150.A7:1_150.A405 1_150.A7:1_150.A405 1_150.B7:1_150.B4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для внешней области</text:p>
          </table:table-cell>
          <table:table-cell office:value-type="string" calcext:value-type="string">
            <text:p><text:s/>расстояние d = -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MITTER <text:s/>=1</text:p>
          </table:table-cell>
          <table:table-cell table:number-columns-repeated="4"/>
          <table:table-cell table:style-name="ce1" office:value-type="string" calcext:value-type="string">
            <text:p>без ламп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SUAL PRESET =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SER POWER =15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среднее = 1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дисперсия =2.46569e-05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0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string" calcext:value-type="string">
            <text:p>0.10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Mean</text:p>
          </table:table-cell>
          <table:table-cell table:formula="of:=AVERAGE([.$B$7:.$B$405])" office:value-type="float" office:value="738.501253132832" calcext:value-type="float">
            <text:p>738,501253132832</text:p>
          </table:table-cell>
        </table:table-row>
        <table:table-row table:style-name="ro1"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Standard Error</text:p>
          </table:table-cell>
          <table:table-cell table:formula="of:=SQRT(VAR([.$B$7:.$B$405])/COUNT([.$B$7:.$B$405]))" office:value-type="float" office:value="411.79364081787" calcext:value-type="float">
            <text:p>411,79364081787</text:p>
          </table:table-cell>
        </table:table-row>
        <table:table-row table:style-name="ro1">
          <table:table-cell office:value-type="string" calcext:value-type="string">
            <text:p>0.11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Mode</text:p>
          </table:table-cell>
          <table:table-cell table:formula="of:=MODE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Median</text:p>
          </table:table-cell>
          <table:table-cell table:formula="of:=MEDIAN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First Quartile</text:p>
          </table:table-cell>
          <table:table-cell table:formula="of:=QUARTILE([.$B$7:.$B$405]; 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Third Quartile</text:p>
          </table:table-cell>
          <table:table-cell table:formula="of:=QUARTILE([.$B$7:.$B$405]; 3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Variance</text:p>
          </table:table-cell>
          <table:table-cell table:formula="of:=VAR([.$B$7:.$B$405])" office:value-type="float" office:value="67660027.0445969" calcext:value-type="float">
            <text:p>67660027,0445969</text:p>
          </table:table-cell>
        </table:table-row>
        <table:table-row table:style-name="ro1">
          <table:table-cell office:value-type="string" calcext:value-type="string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Standard Deviation</text:p>
          </table:table-cell>
          <table:table-cell table:formula="of:=STDEV([.$B$7:.$B$405])" office:value-type="float" office:value="8225.57153300589" calcext:value-type="float">
            <text:p>8225,57153300589</text:p>
          </table:table-cell>
        </table:table-row>
        <table:table-row table:style-name="ro1">
          <table:table-cell office:value-type="string" calcext:value-type="string">
            <text:p>0.14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Kurtosis</text:p>
          </table:table-cell>
          <table:table-cell table:formula="of:=KURT([.$B$7:.$B$405])" office:value-type="float" office:value="193.397990940443" calcext:value-type="float">
            <text:p>193,397990940443</text:p>
          </table:table-cell>
        </table:table-row>
        <table:table-row table:style-name="ro1"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Skewness</text:p>
          </table:table-cell>
          <table:table-cell table:formula="of:=SKEW([.$B$7:.$B$405])" office:value-type="float" office:value="13.3924065293891" calcext:value-type="float">
            <text:p>13,3924065293891</text:p>
          </table:table-cell>
        </table:table-row>
        <table:table-row table:style-name="ro1">
          <table:table-cell office:value-type="string" calcext:value-type="string">
            <text:p>0.15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Range</text:p>
          </table:table-cell>
          <table:table-cell table:formula="of:=MAX([.$B$7:.$B$405])-MIN([.$B$7:.$B$405])" office:value-type="float" office:value="132355" calcext:value-type="float">
            <text:p>132355</text:p>
          </table:table-cell>
        </table:table-row>
        <table:table-row table:style-name="ro1">
          <table:table-cell office:value-type="string" calcext:value-type="string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Minimum</text:p>
          </table:table-cell>
          <table:table-cell table:formula="of:=MIN([.$B$7:.$B$4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Maximum</text:p>
          </table:table-cell>
          <table:table-cell table:formula="of:=MAX([.$B$7:.$B$405])" office:value-type="float" office:value="132355" calcext:value-type="float">
            <text:p>132355</text:p>
          </table:table-cell>
        </table:table-row>
        <table:table-row table:style-name="ro1"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Sum</text:p>
          </table:table-cell>
          <table:table-cell table:formula="of:=SUM([.$B$7:.$B$405])" office:value-type="float" office:value="294662" calcext:value-type="float">
            <text:p>294662</text:p>
          </table:table-cell>
        </table:table-row>
        <table:table-row table:style-name="ro1">
          <table:table-cell office:value-type="string" calcext:value-type="string">
            <text:p>0.175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office:value-type="string" calcext:value-type="string">
            <text:p>Count</text:p>
          </table:table-cell>
          <table:table-cell table:formula="of:=COUNT([.$B$7:.$B$405])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1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2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3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4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5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6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7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8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7</text:p>
          </table:table-cell>
          <table:table-cell office:value-type="float" office:value="12" calcext:value-type="float">
            <text:p>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75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8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85</text:p>
          </table:table-cell>
          <table:table-cell office:value-type="float" office:value="4436" calcext:value-type="float">
            <text:p>44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9</text:p>
          </table:table-cell>
          <table:table-cell office:value-type="float" office:value="32509" calcext:value-type="float">
            <text:p>325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0.995</text:p>
          </table:table-cell>
          <table:table-cell office:value-type="float" office:value="84694" calcext:value-type="float">
            <text:p>84694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2355" calcext:value-type="float">
            <text:p>1323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05</text:p>
          </table:table-cell>
          <table:table-cell office:value-type="float" office:value="37054" calcext:value-type="float">
            <text:p>370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1</text:p>
          </table:table-cell>
          <table:table-cell office:value-type="float" office:value="2242" calcext:value-type="float">
            <text:p>22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15</text:p>
          </table:table-cell>
          <table:table-cell office:value-type="float" office:value="775" calcext:value-type="float">
            <text:p>7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0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1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2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3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4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5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6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7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8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0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1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1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2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2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3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3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4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4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5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6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6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7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7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8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8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9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.995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4T11:22:04.827939112</dc:date>
    <meta:editing-duration>PT6M17S</meta:editing-duration>
    <meta:editing-cycles>1</meta:editing-cycles>
    <meta:document-statistic meta:table-count="1" meta:cell-count="839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196cm" svg:height="19.044cm" xlink:href=".." xlink:type="simple" chart:class="chart:bar" chart:column-mapping="0" chart:style-name="ch1">
        <chart:legend chart:legend-position="end" svg:x="28.933cm" svg:y="8.974cm" style:legend-expansion="high" chart:style-name="ch2"/>
        <chart:plot-area chart:style-name="ch3" table:cell-range-address="1_150.A7:1_150.B405" chart:data-source-has-labels="column" svg:x="0.623cm" svg:y="0.38cm" svg:width="27.687cm" svg:height="18.284cm">
          <chartooo:coordinate-region svg:x="1.985cm" svg:y="0.38cm" svg:width="26.325cm" svg:height="16.955cm"/>
          <chart:axis chart:dimension="x" chart:name="primary-x" chart:style-name="ch4" chartooo:axis-type="auto">
            <chartooo:date-scale/>
            <chart:categories table:cell-range-address="1_150.A7:1_150.A4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1_150.A7:1_150.A405" chart:class="chart:bar">
            <chart:data-point chart:repeated="399"/>
          </chart:series>
          <chart:series chart:style-name="ch8" chart:values-cell-range-address="1_150.B7:1_150.B405" chart:class="chart:bar">
            <chart:data-point chart:repeated="3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_150.A7:1_150.A405</svg:desc>
                </draw:g>
              </table:table-cell>
              <table:table-cell office:value-type="float" office:value="0">
                <text:p>0</text:p>
                <draw:g>
                  <svg:desc>1_150.A7:1_150.A405</svg:desc>
                </draw:g>
              </table:table-cell>
              <table:table-cell office:value-type="float" office:value="0">
                <text:p>0</text:p>
                <draw:g>
                  <svg:desc>1_150.B7:1_150.B405</svg:desc>
                </draw:g>
              </table:table-cell>
            </table:table-row>
            <table:table-row>
              <table:table-cell office:value-type="string">
                <text:p>0.0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975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.98</text:p>
              </table:table-cell>
              <table:table-cell office:value-type="float" office:value="NaN">
                <text:p>NaN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0.985</text:p>
              </table:table-cell>
              <table:table-cell office:value-type="float" office:value="NaN">
                <text:p>NaN</text:p>
              </table:table-cell>
              <table:table-cell office:value-type="float" office:value="4436">
                <text:p>443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NaN">
                <text:p>NaN</text:p>
              </table:table-cell>
              <table:table-cell office:value-type="float" office:value="32509">
                <text:p>32509</text:p>
              </table:table-cell>
            </table:table-row>
            <table:table-row>
              <table:table-cell office:value-type="string">
                <text:p>0.995</text:p>
              </table:table-cell>
              <table:table-cell office:value-type="float" office:value="NaN">
                <text:p>NaN</text:p>
              </table:table-cell>
              <table:table-cell office:value-type="float" office:value="84694">
                <text:p>846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2355">
                <text:p>132355</text:p>
              </table:table-cell>
            </table:table-row>
            <table:table-row>
              <table:table-cell office:value-type="string">
                <text:p>1.005</text:p>
              </table:table-cell>
              <table:table-cell office:value-type="float" office:value="NaN">
                <text:p>NaN</text:p>
              </table:table-cell>
              <table:table-cell office:value-type="float" office:value="37054">
                <text:p>37054</text:p>
              </table:table-cell>
            </table:table-row>
            <table:table-row>
              <table:table-cell office:value-type="string">
                <text:p>1.01</text:p>
              </table:table-cell>
              <table:table-cell office:value-type="float" office:value="NaN">
                <text:p>NaN</text:p>
              </table:table-cell>
              <table:table-cell office:value-type="float" office:value="2242">
                <text:p>2242</text:p>
              </table:table-cell>
            </table:table-row>
            <table:table-row>
              <table:table-cell office:value-type="string">
                <text:p>1.015</text:p>
              </table:table-cell>
              <table:table-cell office:value-type="float" office:value="NaN">
                <text:p>NaN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.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1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3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5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6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3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8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